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da4e" officeooo:paragraph-rsid="0006da4e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8fb7c" officeooo:paragraph-rsid="0008fb7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officeooo:rsid="0006da4e" officeooo:paragraph-rsid="0006da4e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77abc" officeooo:paragraph-rsid="00077ab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a5969" officeooo:paragraph-rsid="000a596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ff" fo:font-size="12pt" fo:font-weight="bold" officeooo:rsid="00077abc" officeooo:paragraph-rsid="00077ab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ff" fo:font-size="12pt" fo:font-weight="bold" officeooo:rsid="00079b0b" officeooo:paragraph-rsid="00079b0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ff" fo:font-size="12pt" fo:font-weight="bold" officeooo:rsid="00081615" officeooo:paragraph-rsid="00081615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7abc" officeooo:paragraph-rsid="00077ab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officeooo:rsid="00077abc" officeooo:paragraph-rsid="00077abc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officeooo:rsid="000a5969" officeooo:paragraph-rsid="000a5969" style:font-size-asian="10.5pt" style:font-size-complex="12pt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14pt" fo:font-weight="normal" officeooo:rsid="00077abc" officeooo:paragraph-rsid="00077ab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erif" fo:font-size="14pt" fo:font-weight="bold" officeooo:rsid="000aad1a" officeooo:paragraph-rsid="000aad1a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077abc" officeooo:paragraph-rsid="00077ab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77abc" officeooo:paragraph-rsid="00077ab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79b0b" officeooo:paragraph-rsid="00079b0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79b0b" officeooo:paragraph-rsid="000aad1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81615" officeooo:paragraph-rsid="0008161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aad1a" officeooo:paragraph-rsid="000aad1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b479c" officeooo:paragraph-rsid="000aad1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ce438" officeooo:paragraph-rsid="000ce43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Liberation Serif" fo:font-size="12pt" fo:font-weight="normal" officeooo:rsid="000ce438" officeooo:paragraph-rsid="000ce438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077abc" officeooo:paragraph-rsid="00077ab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3333ff" style:font-name="Liberation Serif" fo:font-size="12pt" fo:font-weight="bold" officeooo:rsid="000ce438" officeooo:paragraph-rsid="000ce43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3333ff" style:font-name="Liberation Serif" fo:font-size="12pt" fo:font-weight="bold" officeooo:rsid="00079b0b" officeooo:paragraph-rsid="00079b0b" style:font-size-asian="10.5pt" style:font-weight-asian="bold" style:font-size-complex="12pt" style:font-weight-complex="bold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weight="bold" style:font-weight-asian="bold" style:font-weight-complex="bold"/>
    </style:style>
    <style:style style:name="T3" style:family="text">
      <style:text-properties style:font-name="Liberation Serif1" officeooo:rsid="000bad31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normal" style:font-weight-asian="normal" style:font-weight-complex="normal"/>
    </style:style>
    <style:style style:name="T7" style:family="text">
      <style:text-properties style:font-name="Liberation Serif" fo:font-weight="normal" officeooo:rsid="00077abc" style:font-weight-asian="normal" style:font-weight-complex="normal"/>
    </style:style>
    <style:style style:name="T8" style:family="text">
      <style:text-properties style:font-name="Liberation Serif" officeooo:rsid="000bad3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style:font-name="Liberation Serif"/>
    </style:style>
    <style:style style:name="T13" style:family="text">
      <style:text-properties fo:color="#000000" style:font-name="Liberation Serif" fo:font-weight="normal" style:font-weight-asian="normal" style:font-weight-complex="normal"/>
    </style:style>
    <style:style style:name="T14" style:family="text">
      <style:text-properties fo:color="#000000" style:font-name="Liberation Serif" fo:font-weight="normal" officeooo:rsid="00079b0b" style:font-weight-asian="normal" style:font-weight-complex="normal"/>
    </style:style>
    <style:style style:name="T15" style:family="text">
      <style:text-properties fo:color="#000000" style:font-name="Liberation Serif" fo:font-weight="normal" officeooo:rsid="000ebead" style:font-weight-asian="normal" style:font-weight-complex="normal"/>
    </style:style>
    <style:style style:name="T16" style:family="text">
      <style:text-properties fo:color="#000000" style:font-name="Liberation Serif1"/>
    </style:style>
    <style:style style:name="T17" style:family="text">
      <style:text-properties fo:color="#3333ff"/>
    </style:style>
    <style:style style:name="T18" style:family="text">
      <style:text-properties fo:color="#3333ff" style:font-name="Liberation Serif"/>
    </style:style>
    <style:style style:name="T19" style:family="text">
      <style:text-properties fo:color="#3333ff" officeooo:rsid="000aad1a"/>
    </style:style>
    <style:style style:name="T20" style:family="text">
      <style:text-properties officeooo:rsid="000aad1a"/>
    </style:style>
    <style:style style:name="T21" style:family="text">
      <style:text-properties officeooo:rsid="000ce438"/>
    </style:style>
    <style:style style:name="T22" style:family="text">
      <style:text-properties officeooo:rsid="000ebead"/>
    </style:style>
    <style:style style:name="gr1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P8266 – PROGRAMMES et CONSOLE WEBERPL</text:p>
      <text:p text:style-name="P1">PRINCIPE</text:p>
      <text:p text:style-name="P1"/>
      <text:p text:style-name="P2">PREMI<text:span text:style-name="T1">È</text:span><text:span text:style-name="T4">RE PARTIE</text:span></text:p>
      <text:p text:style-name="P3"/>
      <text:p text:style-name="P3">1°- <text:span text:style-name="T9">CONSOLE</text:span> <text:span text:style-name="T10">Weberpl</text:span>:</text:p>
      <text:p text:style-name="P3"/>
      <text:p text:style-name="P3"><text:span text:style-name="T1">Sert à l'é</text:span><text:span text:style-name="T3">criture</text:span><text:span text:style-name="T4"> d'un programme par exemple  « Faire clignoter la diode de l'ESP8266 » </text:span><text:span text:style-name="T8">en suivant les différentes étapes du tuto d' Yvon </text:span><text:span text:style-name="T4">et validation de ce programme.</text:span></text:p>
      <text:p text:style-name="P3"/>
      <text:p text:style-name="P3"><text:span text:style-name="T4">2°- </text:span><text:span text:style-name="T5">GEANY</text:span><text:span text:style-name="T4"> éditeur de texte:</text:span></text:p>
      <text:p text:style-name="P3"/>
      <text:p text:style-name="P3"><text:span text:style-name="T1">É</text:span><text:span text:style-name="T4">crire le programme précédent en micropython dans Geany, lui donner un nom « potsol2.py » et le sauvegarder dans un dossier Py_PQT.</text:span></text:p>
      <text:p text:style-name="P3"/>
      <text:p text:style-name="P5"><text:span text:style-name="T4">1 </text:span><text:span text:style-name="T18"><text:s/>import</text:span><text:span text:style-name="T4"> machine</text:span></text:p>
      <text:p text:style-name="P5"><text:span text:style-name="T4">2 <text:s/></text:span><text:span text:style-name="T18">import</text:span><text:span text:style-name="T4"> time</text:span></text:p>
      <text:p text:style-name="P11">3</text:p>
      <text:p text:style-name="P11">4 <text:s/>led = machine.Pin (2, machine.Pin.OUT)</text:p>
      <text:p text:style-name="P11">5</text:p>
      <text:p text:style-name="P5"><text:span text:style-name="T4">6 <text:s/></text:span><text:span text:style-name="T18">def</text:span><text:span text:style-name="T4"> toggle (p) :</text:span></text:p>
      <text:p text:style-name="P5"><text:span text:style-name="T4">7<text:tab/>p.value (</text:span><text:span text:style-name="T18">not</text:span><text:span text:style-name="T4"> p.value())</text:span></text:p>
      <text:p text:style-name="P11">8</text:p>
      <text:p text:style-name="P5"><text:span text:style-name="T4">9 <text:s/></text:span><text:span text:style-name="T18"><text:s/>def</text:span><text:span text:style-name="T4"> main() :</text:span></text:p>
      <text:p text:style-name="P5"><text:span text:style-name="T4">10 <text:tab/></text:span><text:span text:style-name="T18">while True</text:span><text:span text:style-name="T4"> :</text:span></text:p>
      <text:p text:style-name="P11">11<text:tab/><text:tab/>toggle(led)</text:p>
      <text:p text:style-name="P11">12<text:tab/><text:tab/>time.sleep_ms (500)</text:p>
      <text:p text:style-name="P11"/>
      <text:p text:style-name="P3"/>
      <text:p text:style-name="P3"><text:span text:style-name="T4">3°- </text:span><text:span text:style-name="T5">EX</text:span><text:span text:style-name="T2">É</text:span><text:span text:style-name="T5">CUTION d'un fichier .py :</text:span></text:p>
      <text:p text:style-name="P3"/>
      <text:p text:style-name="P4">Se connecter sur l'ESP8266 et entrer le password : <text:span text:style-name="T11">crepp</text:span></text:p>
      <text:p text:style-name="P3"><text:span text:style-name="T6">Dans la partie supérieure droite de la console </text:span><text:span text:style-name="T7">dans « Send a file » cliquer sur « Parcourir » et dans la fenêtre Py_PQP, choisir et ouvrir « potsol2.py » par ex.</text:span></text:p>
      <text:p text:style-name="P3"/>
      <text:p text:style-name="P9">Cliquer sur « Send to device » , en bas de la fenêtre s'affiche « Sent potsol2.py. 181 bytes »</text:p>
      <text:p text:style-name="P4"/>
      <text:p text:style-name="P9">Exécuter le programme :</text:p>
      <text:p text:style-name="P9">&gt;&gt;&gt; import potsol2</text:p>
      <text:p text:style-name="P9">&gt;&gt;&gt; potsol2.main()</text:p>
      <text:p text:style-name="P9"><draw:custom-shape text:anchor-type="paragraph" draw:z-index="0" draw:style-name="gr1" svg:width="0.133cm" svg:height="0.398cm" svg:x="0.069cm" svg:y="0.205cm"><text:p/><draw:enhanced-geometry svg:viewBox="0 0 21600 21600" draw:type="rectangle" draw:enhanced-path="M 0 0 L 21600 0 21600 21600 0 21600 0 0 Z N"/></draw:custom-shape></text:p>
      <text:p text:style-name="P3"/>
      <text:p text:style-name="P6"><text:span text:style-name="T4">La diode clignote.</text:span><text:span text:style-name="T13"> CQFD</text:span>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DEUXI<text:span text:style-name="T1">È</text:span>ME PARTIE</text:p>
      <text:p text:style-name="P23"/>
      <text:p text:style-name="P23">ESSAIS avec un DHT<text:span text:style-name="T22">22</text:span></text:p>
      <text:p text:style-name="P14">après avoir tenu compte des remarques d' Yvon au sujet de la perte de liaison wifi avec l'ESP8266</text:p>
      <text:p text:style-name="P6"/>
      <text:p text:style-name="P6"><text:span text:style-name="T13">1°- </text:span><text:span text:style-name="T12">CONSOLE</text:span><text:span text:style-name="T13"> :</text:span></text:p>
      <text:p text:style-name="P6"/>
      <text:p text:style-name="P15">&gt;&gt;&gt; import dht</text:p>
      <text:p text:style-name="P15">&gt;&gt;&gt; import machine</text:p>
      <text:p text:style-name="P6"><text:span text:style-name="T13">&gt;&gt;&gt; d=dht.DHT</text:span><text:span text:style-name="T15">22</text:span><text:span text:style-name="T13">(machine.Pin(12)) <text:tab/></text:span><text:span text:style-name="T14"># GPIO 12 au lieu de GPIO15 ( Yvon )</text:span></text:p>
      <text:p text:style-name="P15">&gt;&gt;&gt; d.measure()</text:p>
      <text:p text:style-name="P15">&gt;&gt;&gt; d.temperature()</text:p>
      <text:p text:style-name="P25">20</text:p>
      <text:p text:style-name="P15">&gt;&gt;&gt; d.humidity()</text:p>
      <text:p text:style-name="P25">55</text:p>
      <text:p text:style-name="P7"/>
      <text:p text:style-name="P16">Le programme est validé après avoir, par 3 fois, mis hors service et en service l'ESP8266 <text:s/>sans perte de liaison wifi</text:p>
      <text:p text:style-name="P7"/>
      <text:p text:style-name="P7"><text:span text:style-name="T13">2°- </text:span><text:span text:style-name="T12">GEANY</text:span><text:span text:style-name="T13"> :</text:span></text:p>
      <text:p text:style-name="P7"/>
      <text:p text:style-name="P16">J'ai écrit ce programme suivant conçu par Florian :</text:p>
      <text:p text:style-name="P7"/>
      <text:p text:style-name="P16"><text:span text:style-name="T19">1 </text:span><text:span text:style-name="T17"><text:s/>import</text:span> dht</text:p>
      <text:p text:style-name="P16"><text:span text:style-name="T20">2 <text:s/></text:span><text:span text:style-name="T17">import</text:span> machine.Pin</text:p>
      <text:p text:style-name="P19">3</text:p>
      <text:p text:style-name="P16"><text:span text:style-name="T20">4 </text:span>d=dht.DHT<text:span text:style-name="T22">22</text:span>(machine.Pin(12))</text:p>
      <text:p text:style-name="P19">5</text:p>
      <text:p text:style-name="P17"><text:span text:style-name="T20">6 </text:span><text:span text:style-name="T17">def</text:span> main() :</text:p>
      <text:p text:style-name="P16"><text:span text:style-name="T20">7</text:span><text:tab/>d.measure()</text:p>
      <text:p text:style-name="P16"><text:span text:style-name="T20">8</text:span><text:tab/><text:span text:style-name="T17">print</text:span> (d.temperature()<text:span text:style-name="T21">)</text:span></text:p>
      <text:p text:style-name="P16"><text:span text:style-name="T20">9</text:span><text:tab/><text:span text:style-name="T17">print</text:span> (d.humidity()<text:span text:style-name="T21">)</text:span></text:p>
      <text:p text:style-name="P7"/>
      <text:p text:style-name="P16">J'ai enregistré ce programme dans un fichier « PQPcapteurDHT11.py » et sauvegardé dans le dossier Py_PQP.</text:p>
      <text:p text:style-name="P7"/>
      <text:p text:style-name="P7"><text:span text:style-name="T13">3°- </text:span><text:span text:style-name="T16">E</text:span><text:span text:style-name="T12">X</text:span><text:span text:style-name="T16">É</text:span><text:span text:style-name="T12">CUTION du programme DHT11</text:span><text:span text:style-name="T13"> :</text:span></text:p>
      <text:p text:style-name="P7"/>
      <text:p text:style-name="P18">J'ai procédé à l'importation dans l'ESP8266 du fichier « PQPcapteurDHT11.py » et procédé à la manip suivante dans la console :</text:p>
      <text:p text:style-name="P8"/>
      <text:p text:style-name="P18">&gt;&gt;&gt; import PQPcapteurDHT<text:span text:style-name="T22">22</text:span></text:p>
      <text:p text:style-name="P18">&gt;&gt;&gt; PQPcapteurDHT11.main()</text:p>
      <text:p text:style-name="P24">20</text:p>
      <text:p text:style-name="P24">48</text:p>
      <text:p text:style-name="P21">&gt;&gt;&gt;</text:p>
      <text:p text:style-name="P19"/>
      <text:p text:style-name="P22">=-=-=-=-=-=-=</text:p>
      <text:p text:style-name="P20"/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8-11-04T10:45:43.904968860</meta:creation-date>
    <dc:date>2018-11-08T10:04:23.194174559</dc:date>
    <dc:creator>papy56 </dc:creator>
    <meta:editing-duration>PT6M5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2" meta:paragraph-count="60" meta:word-count="345" meta:character-count="1979" meta:non-whitespace-character-count="1679"/>
  </office:meta>
</office:document-meta>
</file>